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41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DejaVu Sans" style:font-name-complex="Lohit Hindi"/>
    </style:style>
    <style:style style:name="ce8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g" table:style-name="ta1">
        <table:shapes>
          <draw:frame draw:z-index="0" draw:style-name="gr1" draw:text-style-name="P1" svg:width="20.32cm" svg:height="11.43cm" svg:x="13.175cm" svg:y="3.098cm">
            <draw:object draw:notify-on-update-of-ranges="Log.G106:Log.G107 Log.H105:Log.H105 Log.H106:Log.H107 Log.I105:Log.I105 Log.I106:Log.I107 Log.J105:Log.J105 Log.J106:Log.J107 Log.K105:Log.K105 Log.K106:Log.K1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Tentativa</text:p>
          </table:table-cell>
          <table:table-cell table:style-name="ce1" office:value-type="string">
            <text:p>Tempo início</text:p>
          </table:table-cell>
          <table:table-cell office:value-type="string">
            <text:p>Tempo fim</text:p>
          </table:table-cell>
          <table:table-cell office:value-type="string">
            <text:p>Duração</text:p>
          </table:table-cell>
          <table:table-cell table:number-columns-repeated="3"/>
          <table:table-cell office:value-type="string">
            <text:p>times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<text:s/>00:00:00 </text:p>
          </table:table-cell>
          <table:table-cell table:style-name="ce2" table:formula="of:=[.B3]" office:value-type="string" office:string-value=" 00:00:31 ">
            <text:p><text:s/>00:00:31 </text:p>
          </table:table-cell>
          <table:table-cell table:style-name="ce2" table:formula="of:=[.C2]-[.B2]" office:value-type="time" office:time-value="PT00H00M31S">
            <text:p>00:00:31</text:p>
          </table:table-cell>
          <table:table-cell table:number-columns-repeated="2"/>
          <table:table-cell office:value-type="string">
            <text:p>Número de tentativas 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<text:s/>00:00:31 </text:p>
          </table:table-cell>
          <table:table-cell table:style-name="ce2" table:formula="of:=[.B4]" office:value-type="string" office:string-value=" 00:01:01 ">
            <text:p><text:s/>00:01:01 </text:p>
          </table:table-cell>
          <table:table-cell table:style-name="ce2" table:formula="of:=[.C3]-[.B3]" office:value-type="time" office:time-value="PT00H00M30S">
            <text:p>00:00:30</text:p>
          </table:table-cell>
          <table:table-cell table:number-columns-repeated="2"/>
          <table:table-cell office:value-type="string">
            <text:p>Teste compiláveis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<text:s/>00:01:01 </text:p>
          </table:table-cell>
          <table:table-cell table:style-name="ce2" table:formula="of:=[.B5]" office:value-type="string" office:string-value=" 00:01:32 ">
            <text:p><text:s/>00:01:32 </text:p>
          </table:table-cell>
          <table:table-cell table:style-name="ce2" table:formula="of:=[.C4]-[.B4]" office:value-type="time" office:time-value="PT00H00M31S">
            <text:p>00:00:31</text:p>
          </table:table-cell>
          <table:table-cell table:number-columns-repeated="2"/>
          <table:table-cell office:value-type="string">
            <text:p>Informação válida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<text:s/>00:01:32 </text:p>
          </table:table-cell>
          <table:table-cell table:style-name="ce2" table:formula="of:=[.B6]" office:value-type="string" office:string-value=" 00:02:03 ">
            <text:p><text:s/>00:02:03 </text:p>
          </table:table-cell>
          <table:table-cell table:style-name="ce2" table:formula="of:=[.C5]-[.B5]" office:value-type="time" office:time-value="PT00H00M31S">
            <text:p>00:00:31</text:p>
          </table:table-cell>
          <table:table-cell table:number-columns-repeated="2"/>
          <table:table-cell office:value-type="string">
            <text:p>Informação repetida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<text:s/>00:02:03 </text:p>
          </table:table-cell>
          <table:table-cell table:style-name="ce2" table:formula="of:=[.B7]" office:value-type="string" office:string-value=" 00:02:34 ">
            <text:p><text:s/>00:02:34 </text:p>
          </table:table-cell>
          <table:table-cell table:style-name="ce2" table:formula="of:=[.C6]-[.B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<text:s/>00:02:34 </text:p>
          </table:table-cell>
          <table:table-cell table:style-name="ce2" table:formula="of:=[.B8]" office:value-type="string" office:string-value=" 00:03:05 ">
            <text:p><text:s/>00:03:05 </text:p>
          </table:table-cell>
          <table:table-cell table:style-name="ce2" table:formula="of:=[.C7]-[.B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<text:s/>00:03:05 </text:p>
          </table:table-cell>
          <table:table-cell table:style-name="ce2" table:formula="of:=[.B9]" office:value-type="string" office:string-value=" 00:03:37 ">
            <text:p><text:s/>00:03:37 </text:p>
          </table:table-cell>
          <table:table-cell table:style-name="ce2" table:formula="of:=[.C8]-[.B8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<text:s/>00:03:37 </text:p>
          </table:table-cell>
          <table:table-cell table:style-name="ce2" table:formula="of:=[.B10]" office:value-type="string" office:string-value=" 00:04:08 ">
            <text:p><text:s/>00:04:08 </text:p>
          </table:table-cell>
          <table:table-cell table:style-name="ce2" table:formula="of:=[.C9]-[.B9]" office:value-type="time" office:time-value="PT00H00M31S">
            <text:p>00:00:31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<text:s/>00:04:08 </text:p>
          </table:table-cell>
          <table:table-cell table:style-name="ce2" table:formula="of:=[.B11]" office:value-type="string" office:string-value=" 00:04:39 ">
            <text:p><text:s/>00:04:39 </text:p>
          </table:table-cell>
          <table:table-cell table:style-name="ce2" table:formula="of:=[.C10]-[.B10]" office:value-type="time" office:time-value="PT00H00M31S">
            <text:p>00:00:31</text:p>
          </table:table-cell>
          <table:table-cell table:number-columns-repeated="7"/>
          <table:table-cell table:formula="of:=[.L9]/5" office:value-type="float" office:value="20000">
            <text:p>2000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<text:s/>00:04:39 </text:p>
          </table:table-cell>
          <table:table-cell table:style-name="ce2" table:formula="of:=[.B12]" office:value-type="string" office:string-value=" 00:05:10 ">
            <text:p><text:s/>00:05:10 </text:p>
          </table:table-cell>
          <table:table-cell table:style-name="ce2" table:formula="of:=[.C11]-[.B11]" office:value-type="time" office:time-value="PT00H00M31S">
            <text:p>00:00:31</text:p>
          </table:table-cell>
          <table:table-cell table:number-columns-repeated="7"/>
          <table:table-cell table:formula="of:=[.L10]/5" office:value-type="float" office:value="4000">
            <text:p>40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<text:s/>00:05:10 </text:p>
          </table:table-cell>
          <table:table-cell table:style-name="ce2" table:formula="of:=[.B13]" office:value-type="string" office:string-value=" 00:05:41 ">
            <text:p><text:s/>00:05:41 </text:p>
          </table:table-cell>
          <table:table-cell table:style-name="ce2" table:formula="of:=[.C12]-[.B12]" office:value-type="time" office:time-value="PT00H00M31S">
            <text:p>00:00:31</text:p>
          </table:table-cell>
          <table:table-cell table:number-columns-repeated="7"/>
          <table:table-cell table:formula="of:=[.L11]/5" office:value-type="float" office:value="800">
            <text:p>8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<text:s/>00:05:41 </text:p>
          </table:table-cell>
          <table:table-cell table:style-name="ce2" table:formula="of:=[.B14]" office:value-type="string" office:string-value=" 00:06:12 ">
            <text:p><text:s/>00:06:12 </text:p>
          </table:table-cell>
          <table:table-cell table:style-name="ce2" table:formula="of:=[.C13]-[.B13]" office:value-type="time" office:time-value="PT00H00M31S">
            <text:p>00:00:31</text:p>
          </table:table-cell>
          <table:table-cell table:number-columns-repeated="7"/>
          <table:table-cell table:formula="of:=[.L12]/5" office:value-type="float" office:value="160">
            <text:p>16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<text:s/>00:06:12 </text:p>
          </table:table-cell>
          <table:table-cell table:style-name="ce2" table:formula="of:=[.B15]" office:value-type="string" office:string-value=" 00:06:44 ">
            <text:p><text:s/>00:06:44 </text:p>
          </table:table-cell>
          <table:table-cell table:style-name="ce2" table:formula="of:=[.C14]-[.B14]" office:value-type="time" office:time-value="PT00H00M32S">
            <text:p>00:00:32</text:p>
          </table:table-cell>
          <table:table-cell table:number-columns-repeated="7"/>
          <table:table-cell table:formula="of:=[.L13]/5" office:value-type="float" office:value="32">
            <text:p>3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<text:s/>00:06:44 </text:p>
          </table:table-cell>
          <table:table-cell table:style-name="ce2" table:formula="of:=[.B16]" office:value-type="string" office:string-value=" 00:07:15 ">
            <text:p><text:s/>00:07:15 </text:p>
          </table:table-cell>
          <table:table-cell table:style-name="ce2" table:formula="of:=[.C15]-[.B15]" office:value-type="time" office:time-value="PT00H00M31S">
            <text:p>00:00:31</text:p>
          </table:table-cell>
          <table:table-cell table:number-columns-repeated="7"/>
          <table:table-cell table:formula="of:=[.L14]/5" office:value-type="float" office:value="6.4">
            <text:p>6.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<text:s/>00:07:15 </text:p>
          </table:table-cell>
          <table:table-cell table:style-name="ce2" table:formula="of:=[.B17]" office:value-type="string" office:string-value=" 00:07:46 ">
            <text:p><text:s/>00:07:46 </text:p>
          </table:table-cell>
          <table:table-cell table:style-name="ce2" table:formula="of:=[.C16]-[.B1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<text:s/>00:07:46 </text:p>
          </table:table-cell>
          <table:table-cell table:style-name="ce2" table:formula="of:=[.B18]" office:value-type="string" office:string-value=" 00:08:17 ">
            <text:p><text:s/>00:08:17 </text:p>
          </table:table-cell>
          <table:table-cell table:style-name="ce2" table:formula="of:=[.C17]-[.B1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<text:s/>00:08:17 </text:p>
          </table:table-cell>
          <table:table-cell table:style-name="ce2" table:formula="of:=[.B19]" office:value-type="string" office:string-value=" 00:08:48 ">
            <text:p><text:s/>00:08:48 </text:p>
          </table:table-cell>
          <table:table-cell table:style-name="ce2" table:formula="of:=[.C18]-[.B1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<text:s/>00:08:48 </text:p>
          </table:table-cell>
          <table:table-cell table:style-name="ce2" table:formula="of:=[.B20]" office:value-type="string" office:string-value=" 00:09:20 ">
            <text:p><text:s/>00:09:20 </text:p>
          </table:table-cell>
          <table:table-cell table:style-name="ce2" table:formula="of:=[.C19]-[.B19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<text:s/>00:09:20 </text:p>
          </table:table-cell>
          <table:table-cell table:style-name="ce2" table:formula="of:=[.B21]" office:value-type="string" office:string-value=" 00:09:50 ">
            <text:p><text:s/>00:09:50 </text:p>
          </table:table-cell>
          <table:table-cell table:style-name="ce2" table:formula="of:=[.C20]-[.B20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<text:s/>00:09:50 </text:p>
          </table:table-cell>
          <table:table-cell table:style-name="ce2" table:formula="of:=[.B22]" office:value-type="string" office:string-value=" 00:10:21 ">
            <text:p><text:s/>00:10:21 </text:p>
          </table:table-cell>
          <table:table-cell table:style-name="ce2" table:formula="of:=[.C21]-[.B2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<text:s/>00:10:21 </text:p>
          </table:table-cell>
          <table:table-cell table:style-name="ce2" table:formula="of:=[.B23]" office:value-type="string" office:string-value=" 00:10:53 ">
            <text:p><text:s/>00:10:53 </text:p>
          </table:table-cell>
          <table:table-cell table:style-name="ce2" table:formula="of:=[.C22]-[.B22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<text:s/>00:10:53 </text:p>
          </table:table-cell>
          <table:table-cell table:style-name="ce2" table:formula="of:=[.B24]" office:value-type="string" office:string-value=" 00:11:23 ">
            <text:p><text:s/>00:11:23 </text:p>
          </table:table-cell>
          <table:table-cell table:style-name="ce2" table:formula="of:=[.C23]-[.B23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22">
            <text:p>22</text:p>
          </table:table-cell>
          <table:table-cell table:style-name="ce2" office:value-type="string">
            <text:p><text:s/>00:11:23 </text:p>
          </table:table-cell>
          <table:table-cell table:style-name="ce2" table:formula="of:=[.B25]" office:value-type="string" office:string-value=" 00:11:55 ">
            <text:p><text:s/>00:11:55 </text:p>
          </table:table-cell>
          <table:table-cell table:style-name="ce2" table:formula="of:=[.C24]-[.B24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<text:s/>00:11:55 </text:p>
          </table:table-cell>
          <table:table-cell table:style-name="ce2" table:formula="of:=[.B26]" office:value-type="string" office:string-value=" 00:12:26 ">
            <text:p><text:s/>00:12:26 </text:p>
          </table:table-cell>
          <table:table-cell table:style-name="ce2" table:formula="of:=[.C25]-[.B25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<text:s/>00:12:26 </text:p>
          </table:table-cell>
          <table:table-cell table:style-name="ce2" table:formula="of:=[.B27]" office:value-type="string" office:string-value=" 00:12:57 ">
            <text:p><text:s/>00:12:57 </text:p>
          </table:table-cell>
          <table:table-cell table:style-name="ce2" table:formula="of:=[.C26]-[.B2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<text:s/>00:12:57 </text:p>
          </table:table-cell>
          <table:table-cell table:style-name="ce2" table:formula="of:=[.B28]" office:value-type="string" office:string-value=" 00:13:28 ">
            <text:p><text:s/>00:13:28 </text:p>
          </table:table-cell>
          <table:table-cell table:style-name="ce2" table:formula="of:=[.C27]-[.B2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<text:s/>00:13:28 </text:p>
          </table:table-cell>
          <table:table-cell table:style-name="ce2" table:formula="of:=[.B29]" office:value-type="string" office:string-value=" 00:14:00 ">
            <text:p><text:s/>00:14:00 </text:p>
          </table:table-cell>
          <table:table-cell table:style-name="ce2" table:formula="of:=[.C28]-[.B28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<text:s/>00:14:00 </text:p>
          </table:table-cell>
          <table:table-cell table:style-name="ce2" table:formula="of:=[.B30]" office:value-type="string" office:string-value=" 00:14:31 ">
            <text:p><text:s/>00:14:31 </text:p>
          </table:table-cell>
          <table:table-cell table:style-name="ce2" table:formula="of:=[.C29]-[.B2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<text:s/>00:14:31 </text:p>
          </table:table-cell>
          <table:table-cell table:style-name="ce2" table:formula="of:=[.B31]" office:value-type="string" office:string-value=" 00:15:02 ">
            <text:p><text:s/>00:15:02 </text:p>
          </table:table-cell>
          <table:table-cell table:style-name="ce2" table:formula="of:=[.C30]-[.B3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<text:s/>00:15:02 </text:p>
          </table:table-cell>
          <table:table-cell table:style-name="ce2" table:formula="of:=[.B32]" office:value-type="string" office:string-value=" 00:15:33 ">
            <text:p><text:s/>00:15:33 </text:p>
          </table:table-cell>
          <table:table-cell table:style-name="ce2" table:formula="of:=[.C31]-[.B3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<text:s/>00:15:33 </text:p>
          </table:table-cell>
          <table:table-cell table:style-name="ce2" table:formula="of:=[.B33]" office:value-type="string" office:string-value=" 00:16:04 ">
            <text:p><text:s/>00:16:04 </text:p>
          </table:table-cell>
          <table:table-cell table:style-name="ce2" table:formula="of:=[.C32]-[.B3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table:style-name="ce2" office:value-type="string">
            <text:p><text:s/>00:16:04 </text:p>
          </table:table-cell>
          <table:table-cell table:style-name="ce2" table:formula="of:=[.B34]" office:value-type="string" office:string-value=" 00:16:35 ">
            <text:p><text:s/>00:16:35 </text:p>
          </table:table-cell>
          <table:table-cell table:style-name="ce2" table:formula="of:=[.C33]-[.B3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table:style-name="ce2" office:value-type="string">
            <text:p><text:s/>00:16:35 </text:p>
          </table:table-cell>
          <table:table-cell table:style-name="ce2" table:formula="of:=[.B35]" office:value-type="string" office:string-value=" 00:17:07 ">
            <text:p><text:s/>00:17:07 </text:p>
          </table:table-cell>
          <table:table-cell table:style-name="ce2" table:formula="of:=[.C34]-[.B34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33">
            <text:p>33</text:p>
          </table:table-cell>
          <table:table-cell table:style-name="ce2" office:value-type="string">
            <text:p><text:s/>00:17:07 </text:p>
          </table:table-cell>
          <table:table-cell table:style-name="ce2" table:formula="of:=[.B36]" office:value-type="string" office:string-value=" 00:17:38 ">
            <text:p><text:s/>00:17:38 </text:p>
          </table:table-cell>
          <table:table-cell table:style-name="ce2" table:formula="of:=[.C35]-[.B35]" office:value-type="time" office:time-value="PT00H00M31S">
            <text:p>00:00:31</text:p>
          </table:table-cell>
          <table:table-cell table:number-columns-repeated="2"/>
          <table:table-cell table:formula="of:=30*60" office:value-type="float" office:value="1800">
            <text:p>180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table:style-name="ce2" office:value-type="string">
            <text:p><text:s/>00:17:38 </text:p>
          </table:table-cell>
          <table:table-cell table:style-name="ce2" table:formula="of:=[.B37]" office:value-type="string" office:string-value=" 00:18:09 ">
            <text:p><text:s/>00:18:09 </text:p>
          </table:table-cell>
          <table:table-cell table:style-name="ce2" table:formula="of:=[.C36]-[.B3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table:style-name="ce2" office:value-type="string">
            <text:p><text:s/>00:18:09 </text:p>
          </table:table-cell>
          <table:table-cell table:style-name="ce2" table:formula="of:=[.B38]" office:value-type="string" office:string-value=" 00:18:40 ">
            <text:p><text:s/>00:18:40 </text:p>
          </table:table-cell>
          <table:table-cell table:style-name="ce2" table:formula="of:=[.C37]-[.B3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6">
            <text:p>36</text:p>
          </table:table-cell>
          <table:table-cell table:style-name="ce2" office:value-type="string">
            <text:p><text:s/>00:18:40 </text:p>
          </table:table-cell>
          <table:table-cell table:style-name="ce2" table:formula="of:=[.B39]" office:value-type="string" office:string-value=" 00:19:12 ">
            <text:p><text:s/>00:19:12 </text:p>
          </table:table-cell>
          <table:table-cell table:style-name="ce2" table:formula="of:=[.C38]-[.B38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37">
            <text:p>37</text:p>
          </table:table-cell>
          <table:table-cell table:style-name="ce2" office:value-type="string">
            <text:p><text:s/>00:19:12 </text:p>
          </table:table-cell>
          <table:table-cell table:style-name="ce2" table:formula="of:=[.B40]" office:value-type="string" office:string-value=" 00:19:43 ">
            <text:p><text:s/>00:19:43 </text:p>
          </table:table-cell>
          <table:table-cell table:style-name="ce2" table:formula="of:=[.C39]-[.B3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8">
            <text:p>38</text:p>
          </table:table-cell>
          <table:table-cell table:style-name="ce2" office:value-type="string">
            <text:p><text:s/>00:19:43 </text:p>
          </table:table-cell>
          <table:table-cell table:style-name="ce2" table:formula="of:=[.B41]" office:value-type="string" office:string-value=" 00:20:14 ">
            <text:p><text:s/>00:20:14 </text:p>
          </table:table-cell>
          <table:table-cell table:style-name="ce2" table:formula="of:=[.C40]-[.B4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9">
            <text:p>39</text:p>
          </table:table-cell>
          <table:table-cell table:style-name="ce2" office:value-type="string">
            <text:p><text:s/>00:20:14 </text:p>
          </table:table-cell>
          <table:table-cell table:style-name="ce2" table:formula="of:=[.B42]" office:value-type="string" office:string-value=" 00:20:45 ">
            <text:p><text:s/>00:20:45 </text:p>
          </table:table-cell>
          <table:table-cell table:style-name="ce2" table:formula="of:=[.C41]-[.B4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0">
            <text:p>40</text:p>
          </table:table-cell>
          <table:table-cell table:style-name="ce2" office:value-type="string">
            <text:p><text:s/>00:20:45 </text:p>
          </table:table-cell>
          <table:table-cell table:style-name="ce2" table:formula="of:=[.B43]" office:value-type="string" office:string-value=" 00:21:16 ">
            <text:p><text:s/>00:21:16 </text:p>
          </table:table-cell>
          <table:table-cell table:style-name="ce2" table:formula="of:=[.C42]-[.B4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table:style-name="ce2" office:value-type="string">
            <text:p><text:s/>00:21:16 </text:p>
          </table:table-cell>
          <table:table-cell table:style-name="ce2" table:formula="of:=[.B44]" office:value-type="string" office:string-value=" 00:21:47 ">
            <text:p><text:s/>00:21:47 </text:p>
          </table:table-cell>
          <table:table-cell table:style-name="ce2" table:formula="of:=[.C43]-[.B4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table:style-name="ce2" office:value-type="string">
            <text:p><text:s/>00:21:47 </text:p>
          </table:table-cell>
          <table:table-cell table:style-name="ce2" table:formula="of:=[.B45]" office:value-type="string" office:string-value=" 00:22:18 ">
            <text:p><text:s/>00:22:18 </text:p>
          </table:table-cell>
          <table:table-cell table:style-name="ce2" table:formula="of:=[.C44]-[.B4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3">
            <text:p>43</text:p>
          </table:table-cell>
          <table:table-cell table:style-name="ce2" office:value-type="string">
            <text:p><text:s/>00:22:18 </text:p>
          </table:table-cell>
          <table:table-cell table:style-name="ce2" table:formula="of:=[.B46]" office:value-type="string" office:string-value=" 00:22:49 ">
            <text:p><text:s/>00:22:49 </text:p>
          </table:table-cell>
          <table:table-cell table:style-name="ce2" table:formula="of:=[.C45]-[.B45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table:style-name="ce2" office:value-type="string">
            <text:p><text:s/>00:22:49 </text:p>
          </table:table-cell>
          <table:table-cell table:style-name="ce2" table:formula="of:=[.B47]" office:value-type="string" office:string-value=" 00:23:19 ">
            <text:p><text:s/>00:23:19 </text:p>
          </table:table-cell>
          <table:table-cell table:style-name="ce2" table:formula="of:=[.C46]-[.B46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45">
            <text:p>45</text:p>
          </table:table-cell>
          <table:table-cell table:style-name="ce2" office:value-type="string">
            <text:p><text:s/>00:23:19 </text:p>
          </table:table-cell>
          <table:table-cell table:style-name="ce2" table:formula="of:=[.B48]" office:value-type="string" office:string-value=" 00:23:48 ">
            <text:p><text:s/>00:23:48 </text:p>
          </table:table-cell>
          <table:table-cell table:style-name="ce2" table:formula="of:=[.C47]-[.B47]" office:value-type="time" office:time-value="PT00H00M29S">
            <text:p>00:00:29</text:p>
          </table:table-cell>
          <table:table-cell table:number-columns-repeated="8"/>
        </table:table-row>
        <table:table-row table:style-name="ro2">
          <table:table-cell office:value-type="float" office:value="46">
            <text:p>46</text:p>
          </table:table-cell>
          <table:table-cell table:style-name="ce2" office:value-type="string">
            <text:p><text:s/>00:23:48 </text:p>
          </table:table-cell>
          <table:table-cell table:style-name="ce2" table:formula="of:=[.B49]" office:value-type="string" office:string-value=" 00:24:20 ">
            <text:p><text:s/>00:24:20 </text:p>
          </table:table-cell>
          <table:table-cell table:style-name="ce2" table:formula="of:=[.C48]-[.B48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47">
            <text:p>47</text:p>
          </table:table-cell>
          <table:table-cell table:style-name="ce2" office:value-type="string">
            <text:p><text:s/>00:24:20 </text:p>
          </table:table-cell>
          <table:table-cell table:style-name="ce2" table:formula="of:=[.B50]" office:value-type="string" office:string-value=" 00:24:51 ">
            <text:p><text:s/>00:24:51 </text:p>
          </table:table-cell>
          <table:table-cell table:style-name="ce2" table:formula="of:=[.C49]-[.B4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8">
            <text:p>48</text:p>
          </table:table-cell>
          <table:table-cell table:style-name="ce2" office:value-type="string">
            <text:p><text:s/>00:24:51 </text:p>
          </table:table-cell>
          <table:table-cell table:style-name="ce2" table:formula="of:=[.B51]" office:value-type="string" office:string-value=" 00:25:22 ">
            <text:p><text:s/>00:25:22 </text:p>
          </table:table-cell>
          <table:table-cell table:style-name="ce2" table:formula="of:=[.C50]-[.B5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9">
            <text:p>49</text:p>
          </table:table-cell>
          <table:table-cell table:style-name="ce2" office:value-type="string">
            <text:p><text:s/>00:25:22 </text:p>
          </table:table-cell>
          <table:table-cell table:style-name="ce2" table:formula="of:=[.B52]" office:value-type="string" office:string-value=" 00:25:54 ">
            <text:p><text:s/>00:25:54 </text:p>
          </table:table-cell>
          <table:table-cell table:style-name="ce2" table:formula="of:=[.C51]-[.B51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string">
            <text:p><text:s/>00:25:54 </text:p>
          </table:table-cell>
          <table:table-cell table:style-name="ce2" table:formula="of:=[.B53]" office:value-type="string" office:string-value=" 00:26:28 ">
            <text:p><text:s/>00:26:28 </text:p>
          </table:table-cell>
          <table:table-cell table:style-name="ce2" table:formula="of:=[.C52]-[.B52]" office:value-type="time" office:time-value="PT00H00M34S">
            <text:p>00:00:34</text:p>
          </table:table-cell>
          <table:table-cell table:number-columns-repeated="8"/>
        </table:table-row>
        <table:table-row table:style-name="ro2">
          <table:table-cell office:value-type="float" office:value="51">
            <text:p>51</text:p>
          </table:table-cell>
          <table:table-cell table:style-name="ce2" office:value-type="string">
            <text:p><text:s/>00:26:28 </text:p>
          </table:table-cell>
          <table:table-cell table:style-name="ce2" table:formula="of:=[.B54]" office:value-type="string" office:string-value=" 00:27:00 ">
            <text:p><text:s/>00:27:00 </text:p>
          </table:table-cell>
          <table:table-cell table:style-name="ce2" table:formula="of:=[.C53]-[.B53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52">
            <text:p>52</text:p>
          </table:table-cell>
          <table:table-cell table:style-name="ce2" office:value-type="string">
            <text:p><text:s/>00:27:00 </text:p>
          </table:table-cell>
          <table:table-cell table:style-name="ce2" table:formula="of:=[.B55]" office:value-type="string" office:string-value=" 00:27:31 ">
            <text:p><text:s/>00:27:31 </text:p>
          </table:table-cell>
          <table:table-cell table:style-name="ce2" table:formula="of:=[.C54]-[.B5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3">
            <text:p>53</text:p>
          </table:table-cell>
          <table:table-cell table:style-name="ce2" office:value-type="string">
            <text:p><text:s/>00:27:31 </text:p>
          </table:table-cell>
          <table:table-cell table:style-name="ce2" table:formula="of:=[.B56]" office:value-type="string" office:string-value=" 00:28:03 ">
            <text:p><text:s/>00:28:03 </text:p>
          </table:table-cell>
          <table:table-cell table:style-name="ce2" table:formula="of:=[.C55]-[.B55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54">
            <text:p>54</text:p>
          </table:table-cell>
          <table:table-cell table:style-name="ce2" office:value-type="string">
            <text:p><text:s/>00:28:03 </text:p>
          </table:table-cell>
          <table:table-cell table:style-name="ce2" table:formula="of:=[.B57]" office:value-type="string" office:string-value=" 00:28:34 ">
            <text:p><text:s/>00:28:34 </text:p>
          </table:table-cell>
          <table:table-cell table:style-name="ce2" table:formula="of:=[.C56]-[.B5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5">
            <text:p>55</text:p>
          </table:table-cell>
          <table:table-cell table:style-name="ce2" office:value-type="string">
            <text:p><text:s/>00:28:34 </text:p>
          </table:table-cell>
          <table:table-cell table:style-name="ce2" table:formula="of:=[.B58]" office:value-type="string" office:string-value=" 00:29:06 ">
            <text:p><text:s/>00:29:06 </text:p>
          </table:table-cell>
          <table:table-cell table:style-name="ce2" table:formula="of:=[.C57]-[.B57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56">
            <text:p>56</text:p>
          </table:table-cell>
          <table:table-cell table:style-name="ce2" office:value-type="string">
            <text:p><text:s/>00:29:06 </text:p>
          </table:table-cell>
          <table:table-cell table:style-name="ce2" table:formula="of:=[.B59]" office:value-type="string" office:string-value=" 00:29:37 ">
            <text:p><text:s/>00:29:37 </text:p>
          </table:table-cell>
          <table:table-cell table:style-name="ce2" table:formula="of:=[.C58]-[.B5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7">
            <text:p>57</text:p>
          </table:table-cell>
          <table:table-cell table:style-name="ce2" office:value-type="string">
            <text:p><text:s/>00:29:37 </text:p>
          </table:table-cell>
          <table:table-cell table:style-name="ce2" table:formula="of:=[.B60]" office:value-type="string" office:string-value=" 00:30:08 ">
            <text:p><text:s/>00:30:08 </text:p>
          </table:table-cell>
          <table:table-cell table:style-name="ce2" table:formula="of:=[.C59]-[.B5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8">
            <text:p>58</text:p>
          </table:table-cell>
          <table:table-cell table:style-name="ce2" office:value-type="string">
            <text:p><text:s/>00:30:08 </text:p>
          </table:table-cell>
          <table:table-cell table:style-name="ce2" table:formula="of:=[.B61]" office:value-type="string" office:string-value=" 00:30:39 ">
            <text:p><text:s/>00:30:39 </text:p>
          </table:table-cell>
          <table:table-cell table:style-name="ce2" table:formula="of:=[.C60]-[.B6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9">
            <text:p>59</text:p>
          </table:table-cell>
          <table:table-cell table:style-name="ce2" office:value-type="string">
            <text:p><text:s/>00:30:39 </text:p>
          </table:table-cell>
          <table:table-cell table:style-name="ce2" table:formula="of:=[.B62]" office:value-type="string" office:string-value=" 00:31:10 ">
            <text:p><text:s/>00:31:10 </text:p>
          </table:table-cell>
          <table:table-cell table:style-name="ce2" table:formula="of:=[.C61]-[.B6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<text:s/>00:31:10 </text:p>
          </table:table-cell>
          <table:table-cell table:style-name="ce2" table:formula="of:=[.B63]" office:value-type="string" office:string-value=" 00:31:41 ">
            <text:p><text:s/>00:31:41 </text:p>
          </table:table-cell>
          <table:table-cell table:style-name="ce2" table:formula="of:=[.C62]-[.B6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1">
            <text:p>61</text:p>
          </table:table-cell>
          <table:table-cell table:style-name="ce2" office:value-type="string">
            <text:p><text:s/>00:31:41 </text:p>
          </table:table-cell>
          <table:table-cell table:style-name="ce2" table:formula="of:=[.B64]" office:value-type="string" office:string-value=" 00:32:13 ">
            <text:p><text:s/>00:32:13 </text:p>
          </table:table-cell>
          <table:table-cell table:style-name="ce2" table:formula="of:=[.C63]-[.B63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62">
            <text:p>62</text:p>
          </table:table-cell>
          <table:table-cell table:style-name="ce2" office:value-type="string">
            <text:p><text:s/>00:32:13 </text:p>
          </table:table-cell>
          <table:table-cell table:style-name="ce2" table:formula="of:=[.B65]" office:value-type="string" office:string-value=" 00:32:44 ">
            <text:p><text:s/>00:32:44 </text:p>
          </table:table-cell>
          <table:table-cell table:style-name="ce2" table:formula="of:=[.C64]-[.B6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3">
            <text:p>63</text:p>
          </table:table-cell>
          <table:table-cell table:style-name="ce2" office:value-type="string">
            <text:p><text:s/>00:32:44 </text:p>
          </table:table-cell>
          <table:table-cell table:style-name="ce2" table:formula="of:=[.B66]" office:value-type="string" office:string-value=" 00:33:15 ">
            <text:p><text:s/>00:33:15 </text:p>
          </table:table-cell>
          <table:table-cell table:style-name="ce2" table:formula="of:=[.C65]-[.B65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4">
            <text:p>64</text:p>
          </table:table-cell>
          <table:table-cell table:style-name="ce2" office:value-type="string">
            <text:p><text:s/>00:33:15 </text:p>
          </table:table-cell>
          <table:table-cell table:style-name="ce2" table:formula="of:=[.B67]" office:value-type="string" office:string-value=" 00:33:46 ">
            <text:p><text:s/>00:33:46 </text:p>
          </table:table-cell>
          <table:table-cell table:style-name="ce2" table:formula="of:=[.C66]-[.B6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5">
            <text:p>65</text:p>
          </table:table-cell>
          <table:table-cell table:style-name="ce2" office:value-type="string">
            <text:p><text:s/>00:33:46 </text:p>
          </table:table-cell>
          <table:table-cell table:style-name="ce2" table:formula="of:=[.B68]" office:value-type="string" office:string-value=" 00:34:17 ">
            <text:p><text:s/>00:34:17 </text:p>
          </table:table-cell>
          <table:table-cell table:style-name="ce2" table:formula="of:=[.C67]-[.B6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6">
            <text:p>66</text:p>
          </table:table-cell>
          <table:table-cell table:style-name="ce2" office:value-type="string">
            <text:p><text:s/>00:34:17 </text:p>
          </table:table-cell>
          <table:table-cell table:style-name="ce2" table:formula="of:=[.B69]" office:value-type="string" office:string-value=" 00:34:48 ">
            <text:p><text:s/>00:34:48 </text:p>
          </table:table-cell>
          <table:table-cell table:style-name="ce2" table:formula="of:=[.C68]-[.B6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7">
            <text:p>67</text:p>
          </table:table-cell>
          <table:table-cell table:style-name="ce2" office:value-type="string">
            <text:p><text:s/>00:34:48 </text:p>
          </table:table-cell>
          <table:table-cell table:style-name="ce2" table:formula="of:=[.B70]" office:value-type="string" office:string-value=" 00:35:19 ">
            <text:p><text:s/>00:35:19 </text:p>
          </table:table-cell>
          <table:table-cell table:style-name="ce2" table:formula="of:=[.C69]-[.B6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8">
            <text:p>68</text:p>
          </table:table-cell>
          <table:table-cell table:style-name="ce2" office:value-type="string">
            <text:p><text:s/>00:35:19 </text:p>
          </table:table-cell>
          <table:table-cell table:style-name="ce2" table:formula="of:=[.B71]" office:value-type="string" office:string-value=" 00:35:51 ">
            <text:p><text:s/>00:35:51 </text:p>
          </table:table-cell>
          <table:table-cell table:style-name="ce2" table:formula="of:=[.C70]-[.B70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69">
            <text:p>69</text:p>
          </table:table-cell>
          <table:table-cell table:style-name="ce2" office:value-type="string">
            <text:p><text:s/>00:35:51 </text:p>
          </table:table-cell>
          <table:table-cell table:style-name="ce2" table:formula="of:=[.B72]" office:value-type="string" office:string-value=" 00:36:22 ">
            <text:p><text:s/>00:36:22 </text:p>
          </table:table-cell>
          <table:table-cell table:style-name="ce2" table:formula="of:=[.C71]-[.B7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0">
            <text:p>70</text:p>
          </table:table-cell>
          <table:table-cell table:style-name="ce2" office:value-type="string">
            <text:p><text:s/>00:36:22 </text:p>
          </table:table-cell>
          <table:table-cell table:style-name="ce2" table:formula="of:=[.B73]" office:value-type="string" office:string-value=" 00:36:53 ">
            <text:p><text:s/>00:36:53 </text:p>
          </table:table-cell>
          <table:table-cell table:style-name="ce2" table:formula="of:=[.C72]-[.B7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1">
            <text:p>71</text:p>
          </table:table-cell>
          <table:table-cell table:style-name="ce2" office:value-type="string">
            <text:p><text:s/>00:36:53 </text:p>
          </table:table-cell>
          <table:table-cell table:style-name="ce2" table:formula="of:=[.B74]" office:value-type="string" office:string-value=" 00:37:24 ">
            <text:p><text:s/>00:37:24 </text:p>
          </table:table-cell>
          <table:table-cell table:style-name="ce2" table:formula="of:=[.C73]-[.B7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2">
            <text:p>72</text:p>
          </table:table-cell>
          <table:table-cell table:style-name="ce2" office:value-type="string">
            <text:p><text:s/>00:37:24 </text:p>
          </table:table-cell>
          <table:table-cell table:style-name="ce2" table:formula="of:=[.B75]" office:value-type="string" office:string-value=" 00:37:56 ">
            <text:p><text:s/>00:37:56 </text:p>
          </table:table-cell>
          <table:table-cell table:style-name="ce2" table:formula="of:=[.C74]-[.B74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73">
            <text:p>73</text:p>
          </table:table-cell>
          <table:table-cell table:style-name="ce2" office:value-type="string">
            <text:p><text:s/>00:37:56 </text:p>
          </table:table-cell>
          <table:table-cell table:style-name="ce2" table:formula="of:=[.B76]" office:value-type="string" office:string-value=" 00:38:27 ">
            <text:p><text:s/>00:38:27 </text:p>
          </table:table-cell>
          <table:table-cell table:style-name="ce2" table:formula="of:=[.C75]-[.B75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4">
            <text:p>74</text:p>
          </table:table-cell>
          <table:table-cell table:style-name="ce2" office:value-type="string">
            <text:p><text:s/>00:38:27 </text:p>
          </table:table-cell>
          <table:table-cell table:style-name="ce2" table:formula="of:=[.B77]" office:value-type="string" office:string-value=" 00:38:58 ">
            <text:p><text:s/>00:38:58 </text:p>
          </table:table-cell>
          <table:table-cell table:style-name="ce2" table:formula="of:=[.C76]-[.B7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5">
            <text:p>75</text:p>
          </table:table-cell>
          <table:table-cell table:style-name="ce2" office:value-type="string">
            <text:p><text:s/>00:38:58 </text:p>
          </table:table-cell>
          <table:table-cell table:style-name="ce2" table:formula="of:=[.B78]" office:value-type="string" office:string-value=" 00:39:30 ">
            <text:p><text:s/>00:39:30 </text:p>
          </table:table-cell>
          <table:table-cell table:style-name="ce2" table:formula="of:=[.C77]-[.B77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76">
            <text:p>76</text:p>
          </table:table-cell>
          <table:table-cell table:style-name="ce2" office:value-type="string">
            <text:p><text:s/>00:39:30 </text:p>
          </table:table-cell>
          <table:table-cell table:style-name="ce2" table:formula="of:=[.B79]" office:value-type="string" office:string-value=" 00:40:01 ">
            <text:p><text:s/>00:40:01 </text:p>
          </table:table-cell>
          <table:table-cell table:style-name="ce2" table:formula="of:=[.C78]-[.B7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7">
            <text:p>77</text:p>
          </table:table-cell>
          <table:table-cell table:style-name="ce2" office:value-type="string">
            <text:p><text:s/>00:40:01 </text:p>
          </table:table-cell>
          <table:table-cell table:style-name="ce2" table:formula="of:=[.B80]" office:value-type="string" office:string-value=" 00:40:32 ">
            <text:p><text:s/>00:40:32 </text:p>
          </table:table-cell>
          <table:table-cell table:style-name="ce2" table:formula="of:=[.C79]-[.B7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8">
            <text:p>78</text:p>
          </table:table-cell>
          <table:table-cell table:style-name="ce2" office:value-type="string">
            <text:p><text:s/>00:40:32 </text:p>
          </table:table-cell>
          <table:table-cell table:style-name="ce2" table:formula="of:=[.B81]" office:value-type="string" office:string-value=" 00:41:03 ">
            <text:p><text:s/>00:41:03 </text:p>
          </table:table-cell>
          <table:table-cell table:style-name="ce2" table:formula="of:=[.C80]-[.B8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9">
            <text:p>79</text:p>
          </table:table-cell>
          <table:table-cell table:style-name="ce2" office:value-type="string">
            <text:p><text:s/>00:41:03 </text:p>
          </table:table-cell>
          <table:table-cell table:style-name="ce2" table:formula="of:=[.B82]" office:value-type="string" office:string-value=" 00:41:35 ">
            <text:p><text:s/>00:41:35 </text:p>
          </table:table-cell>
          <table:table-cell table:style-name="ce2" table:formula="of:=[.C81]-[.B81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80">
            <text:p>80</text:p>
          </table:table-cell>
          <table:table-cell table:style-name="ce2" office:value-type="string">
            <text:p><text:s/>00:41:35 </text:p>
          </table:table-cell>
          <table:table-cell table:style-name="ce2" table:formula="of:=[.B83]" office:value-type="string" office:string-value=" 00:42:06 ">
            <text:p><text:s/>00:42:06 </text:p>
          </table:table-cell>
          <table:table-cell table:style-name="ce2" table:formula="of:=[.C82]-[.B8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1">
            <text:p>81</text:p>
          </table:table-cell>
          <table:table-cell table:style-name="ce2" office:value-type="string">
            <text:p><text:s/>00:42:06 </text:p>
          </table:table-cell>
          <table:table-cell table:style-name="ce2" table:formula="of:=[.B84]" office:value-type="string" office:string-value=" 00:42:37 ">
            <text:p><text:s/>00:42:37 </text:p>
          </table:table-cell>
          <table:table-cell table:style-name="ce2" table:formula="of:=[.C83]-[.B8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2">
            <text:p>82</text:p>
          </table:table-cell>
          <table:table-cell table:style-name="ce2" office:value-type="string">
            <text:p><text:s/>00:42:37 </text:p>
          </table:table-cell>
          <table:table-cell table:style-name="ce2" table:formula="of:=[.B85]" office:value-type="string" office:string-value=" 00:43:08 ">
            <text:p><text:s/>00:43:08 </text:p>
          </table:table-cell>
          <table:table-cell table:style-name="ce2" table:formula="of:=[.C84]-[.B8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3">
            <text:p>83</text:p>
          </table:table-cell>
          <table:table-cell table:style-name="ce2" office:value-type="string">
            <text:p><text:s/>00:43:08 </text:p>
          </table:table-cell>
          <table:table-cell table:style-name="ce2" table:formula="of:=[.B86]" office:value-type="string" office:string-value=" 00:43:40 ">
            <text:p><text:s/>00:43:40 </text:p>
          </table:table-cell>
          <table:table-cell table:style-name="ce2" table:formula="of:=[.C85]-[.B85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84">
            <text:p>84</text:p>
          </table:table-cell>
          <table:table-cell table:style-name="ce2" office:value-type="string">
            <text:p><text:s/>00:43:40 </text:p>
          </table:table-cell>
          <table:table-cell table:style-name="ce2" table:formula="of:=[.B87]" office:value-type="string" office:string-value=" 00:44:11 ">
            <text:p><text:s/>00:44:11 </text:p>
          </table:table-cell>
          <table:table-cell table:style-name="ce2" table:formula="of:=[.C86]-[.B8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5">
            <text:p>85</text:p>
          </table:table-cell>
          <table:table-cell table:style-name="ce2" office:value-type="string">
            <text:p><text:s/>00:44:11 </text:p>
          </table:table-cell>
          <table:table-cell table:style-name="ce2" table:formula="of:=[.B88]" office:value-type="string" office:string-value=" 00:44:42 ">
            <text:p><text:s/>00:44:42 </text:p>
          </table:table-cell>
          <table:table-cell table:style-name="ce2" table:formula="of:=[.C87]-[.B8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6">
            <text:p>86</text:p>
          </table:table-cell>
          <table:table-cell table:style-name="ce2" office:value-type="string">
            <text:p><text:s/>00:44:42 </text:p>
          </table:table-cell>
          <table:table-cell table:style-name="ce2" table:formula="of:=[.B89]" office:value-type="string" office:string-value=" 00:45:13 ">
            <text:p><text:s/>00:45:13 </text:p>
          </table:table-cell>
          <table:table-cell table:style-name="ce2" table:formula="of:=[.C88]-[.B8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7">
            <text:p>87</text:p>
          </table:table-cell>
          <table:table-cell table:style-name="ce2" office:value-type="string">
            <text:p><text:s/>00:45:13 </text:p>
          </table:table-cell>
          <table:table-cell table:style-name="ce2" table:formula="of:=[.B90]" office:value-type="string" office:string-value=" 00:45:44 ">
            <text:p><text:s/>00:45:44 </text:p>
          </table:table-cell>
          <table:table-cell table:style-name="ce2" table:formula="of:=[.C89]-[.B8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8">
            <text:p>88</text:p>
          </table:table-cell>
          <table:table-cell table:style-name="ce2" office:value-type="string">
            <text:p><text:s/>00:45:44 </text:p>
          </table:table-cell>
          <table:table-cell table:style-name="ce2" table:formula="of:=[.B91]" office:value-type="string" office:string-value=" 00:46:15 ">
            <text:p><text:s/>00:46:15 </text:p>
          </table:table-cell>
          <table:table-cell table:style-name="ce2" table:formula="of:=[.C90]-[.B9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9">
            <text:p>89</text:p>
          </table:table-cell>
          <table:table-cell table:style-name="ce2" office:value-type="string">
            <text:p><text:s/>00:46:15 </text:p>
          </table:table-cell>
          <table:table-cell table:style-name="ce2" table:formula="of:=[.B92]" office:value-type="string" office:string-value=" 00:46:45 ">
            <text:p><text:s/>00:46:45 </text:p>
          </table:table-cell>
          <table:table-cell table:style-name="ce2" table:formula="of:=[.C91]-[.B91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90">
            <text:p>90</text:p>
          </table:table-cell>
          <table:table-cell table:style-name="ce2" office:value-type="string">
            <text:p><text:s/>00:46:45 </text:p>
          </table:table-cell>
          <table:table-cell table:style-name="ce2" table:formula="of:=[.B93]" office:value-type="string" office:string-value=" 00:47:15 ">
            <text:p><text:s/>00:47:15 </text:p>
          </table:table-cell>
          <table:table-cell table:style-name="ce2" table:formula="of:=[.C92]-[.B92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91">
            <text:p>91</text:p>
          </table:table-cell>
          <table:table-cell table:style-name="ce2" office:value-type="string">
            <text:p><text:s/>00:47:15 </text:p>
          </table:table-cell>
          <table:table-cell table:style-name="ce2" table:formula="of:=[.B94]" office:value-type="string" office:string-value=" 00:47:46 ">
            <text:p><text:s/>00:47:46 </text:p>
          </table:table-cell>
          <table:table-cell table:style-name="ce2" table:formula="of:=[.C93]-[.B9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2">
            <text:p>92</text:p>
          </table:table-cell>
          <table:table-cell table:style-name="ce2" office:value-type="string">
            <text:p><text:s/>00:47:46 </text:p>
          </table:table-cell>
          <table:table-cell table:style-name="ce2" table:formula="of:=[.B95]" office:value-type="string" office:string-value=" 00:48:17 ">
            <text:p><text:s/>00:48:17 </text:p>
          </table:table-cell>
          <table:table-cell table:style-name="ce2" table:formula="of:=[.C94]-[.B9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3">
            <text:p>93</text:p>
          </table:table-cell>
          <table:table-cell table:style-name="ce2" office:value-type="string">
            <text:p><text:s/>00:48:17 </text:p>
          </table:table-cell>
          <table:table-cell table:style-name="ce2" table:formula="of:=[.B96]" office:value-type="string" office:string-value=" 00:48:49 ">
            <text:p><text:s/>00:48:49 </text:p>
          </table:table-cell>
          <table:table-cell table:style-name="ce2" table:formula="of:=[.C95]-[.B95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94">
            <text:p>94</text:p>
          </table:table-cell>
          <table:table-cell table:style-name="ce2" office:value-type="string">
            <text:p><text:s/>00:48:49 </text:p>
          </table:table-cell>
          <table:table-cell table:style-name="ce2" table:formula="of:=[.B97]" office:value-type="string" office:string-value=" 00:49:20 ">
            <text:p><text:s/>00:49:20 </text:p>
          </table:table-cell>
          <table:table-cell table:style-name="ce2" table:formula="of:=[.C96]-[.B9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5">
            <text:p>95</text:p>
          </table:table-cell>
          <table:table-cell table:style-name="ce2" office:value-type="string">
            <text:p><text:s/>00:49:20 </text:p>
          </table:table-cell>
          <table:table-cell table:style-name="ce2" table:formula="of:=[.B98]" office:value-type="string" office:string-value=" 00:49:51 ">
            <text:p><text:s/>00:49:51 </text:p>
          </table:table-cell>
          <table:table-cell table:style-name="ce2" table:formula="of:=[.C97]-[.B9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6">
            <text:p>96</text:p>
          </table:table-cell>
          <table:table-cell table:style-name="ce2" office:value-type="string">
            <text:p><text:s/>00:49:51 </text:p>
          </table:table-cell>
          <table:table-cell table:style-name="ce2" table:formula="of:=[.B99]" office:value-type="string" office:string-value=" 00:50:22 ">
            <text:p><text:s/>00:50:22 </text:p>
          </table:table-cell>
          <table:table-cell table:style-name="ce2" table:formula="of:=[.C98]-[.B9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7">
            <text:p>97</text:p>
          </table:table-cell>
          <table:table-cell table:style-name="ce2" office:value-type="string">
            <text:p><text:s/>00:50:22 </text:p>
          </table:table-cell>
          <table:table-cell table:style-name="ce2" table:formula="of:=[.B100]" office:value-type="string" office:string-value=" 00:50:53 ">
            <text:p><text:s/>00:50:53 </text:p>
          </table:table-cell>
          <table:table-cell table:style-name="ce2" table:formula="of:=[.C99]-[.B9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8">
            <text:p>98</text:p>
          </table:table-cell>
          <table:table-cell table:style-name="ce2" office:value-type="string">
            <text:p><text:s/>00:50:53 </text:p>
          </table:table-cell>
          <table:table-cell table:style-name="ce2" table:formula="of:=[.B101]" office:value-type="string" office:string-value=" 00:51:24 ">
            <text:p><text:s/>00:51:24 </text:p>
          </table:table-cell>
          <table:table-cell table:style-name="ce2" table:formula="of:=[.C100]-[.B10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9">
            <text:p>99</text:p>
          </table:table-cell>
          <table:table-cell table:style-name="ce2" office:value-type="string">
            <text:p><text:s/>00:51:24 </text:p>
          </table:table-cell>
          <table:table-cell table:style-name="ce3"/>
          <table:table-cell table:style-name="ce2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ce4" table:formula="of:=SUM([.D2:.D101])" office:value-type="time" office:time-value="PT00H51M24S">
            <text:p>00:51:24</text:p>
          </table:table-cell>
          <table:table-cell table:style-name="ce5" office:value-type="string">
            <text:p>Total Random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" table:formula="of:=[.D103]/100" office:value-type="time" office:time-value="PT00H00M30.84S">
            <text:p>00:00:31</text:p>
          </table:table-cell>
          <table:table-cell office:value-type="string">
            <text:p>Rate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ries</text:p>
          </table:table-cell>
          <table:table-cell office:value-type="string">
            <text:p>Compiled</text:p>
          </table:table-cell>
          <table:table-cell office:value-type="string">
            <text:p>Rellevant</text:p>
          </table:table-cell>
          <table:table-cell office:value-type="string">
            <text:p>Repeated</text:p>
          </table:table-cell>
          <table:table-cell office:value-type="string">
            <text:p><text:s/></text:p>
          </table:table-cell>
        </table:table-row>
        <table:table-row table:style-name="ro2">
          <table:table-cell table:number-columns-repeated="6"/>
          <table:table-cell office:value-type="string">
            <text:p>Random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Partially random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 table:number-rows-repeated="104846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ime" table:style-name="ta1">
        <table:shapes>
          <draw:frame draw:z-index="0" draw:style-name="gr1" draw:text-style-name="P1" svg:width="15.439cm" svg:height="9.009cm" svg:x="0.73cm" svg:y="1.91cm">
            <draw:object draw:notify-on-update-of-ranges="Time.A3:Time.A4 Time.B2:Time.B2 Time.B3:Time.B4 Time.C2:Time.C2 Time.C3:Time.C4 Time.D2:Time.D2 Time.D3:Time.D4 Time.E2:Time.E2 Time.E3:Time.E4 Time.G2:Time.G2 Time.G3:Time.G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439cm" svg:height="9.009cm" svg:x="16.65cm" svg:y="1.978cm">
            <draw:object draw:notify-on-update-of-ranges="Time.A3:Time.A4 Time.B2:Time.B2 Time.B3:Time.B4 Time.C2:Time.C2 Time.C3:Time.C4 Time.D2:Time.D2 Time.D3:Time.D4 Time.E2:Time.E2 Time.E3:Time.E4 Time.G2:Time.G2 Time.G3:Time.G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2">
          <table:table-cell table:style-name="ce4" office:value-type="string">
            <text:p>Time Consumption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Compiled</text:p>
          </table:table-cell>
          <table:table-cell office:value-type="string">
            <text:p>Effective</text:p>
          </table:table-cell>
          <table:table-cell office:value-type="string">
            <text:p>Retries</text:p>
          </table:table-cell>
          <table:table-cell/>
          <table:table-cell office:value-type="string">
            <text:p>Time/effectiveness</text:p>
          </table:table-cell>
          <table:table-cell table:number-columns-repeated="2"/>
          <table:table-cell office:value-type="string">
            <text:p>Effectiveness</text:p>
          </table:table-cell>
          <table:table-cell office:value-type="string">
            <text:p>Time in eff</text:p>
          </table:table-cell>
        </table:table-row>
        <table:table-row table:style-name="ro2">
          <table:table-cell office:value-type="string">
            <text:p>Radom</text:p>
          </table:table-cell>
          <table:table-cell table:style-name="ce2" table:formula="of:=[Log.D103]" office:value-type="time" office:time-value="PT00H51M24S">
            <text:p>00:51:24</text:p>
          </table:table-cell>
          <table:table-cell table:style-name="ce2" table:formula="of:=[.B3]*0.8" office:value-type="time" office:time-value="PT00H41M07.2S">
            <text:p>00:41:07</text:p>
          </table:table-cell>
          <table:table-cell table:style-name="ce2" table:formula="of:=[.B3]*0.09" office:value-type="time" office:time-value="PT00H04M37.56S">
            <text:p>00:04:38</text:p>
          </table:table-cell>
          <table:table-cell table:style-name="ce2" table:formula="of:=[.B3]*0.02" office:value-type="time" office:time-value="PT00H01M01.68S">
            <text:p>00:01:02</text:p>
          </table:table-cell>
          <table:table-cell table:style-name="ce2"/>
          <table:table-cell table:style-name="ce2" table:formula="of:=[.B3]/7" office:value-type="time" office:time-value="PT00H07M20.571429S">
            <text:p>00:07:21</text:p>
          </table:table-cell>
          <table:table-cell table:number-columns-repeated="2"/>
          <table:table-cell table:style-name="ce6" table:formula="of:=7/100" office:value-type="percentage" office:value="0.07">
            <text:p>7.00%</text:p>
          </table:table-cell>
          <table:table-cell table:style-name="ce2" table:formula="of:=[.B3]*[.J3]" office:value-type="time" office:time-value="PT00H03M35.88S">
            <text:p>00:03:36</text:p>
          </table:table-cell>
        </table:table-row>
        <table:table-row table:style-name="ro2">
          <table:table-cell office:value-type="string">
            <text:p>Partially random</text:p>
          </table:table-cell>
          <table:table-cell table:style-name="ce2" office:value-type="time" office:time-value="PT00H01M02S">
            <text:p>00:01:02</text:p>
          </table:table-cell>
          <table:table-cell table:style-name="ce2" table:formula="of:=[.B4]" office:value-type="time" office:time-value="PT00H01M02S">
            <text:p>00:01:02</text:p>
          </table:table-cell>
          <table:table-cell table:style-name="ce2" table:formula="of:=[.C4]" office:value-type="time" office:time-value="PT00H01M02S">
            <text:p>00:01:02</text:p>
          </table:table-cell>
          <table:table-cell table:style-name="ce2" office:value-type="time" office:time-value="PT00H00M00S">
            <text:p>00:00:00</text:p>
          </table:table-cell>
          <table:table-cell table:style-name="ce2"/>
          <table:table-cell table:style-name="ce2" table:formula="of:=[.B4]/2" office:value-type="time" office:time-value="PT00H00M31S">
            <text:p>00:00:31</text:p>
          </table:table-cell>
          <table:table-cell table:number-columns-repeated="2"/>
          <table:table-cell table:style-name="ce6" table:formula="of:=2/2" office:value-type="percentage" office:value="1">
            <text:p>100.00%</text:p>
          </table:table-cell>
          <table:table-cell table:style-name="ce2" table:formula="of:=[.B4]*[.J4]" office:value-type="time" office:time-value="PT00H01M02S">
            <text:p>00:01:02</text:p>
          </table:table-cell>
        </table:table-row>
        <table:table-row table:style-name="ro2" table:number-rows-repeated="104857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emory" table:style-name="ta1">
        <table:shapes>
          <draw:frame draw:z-index="0" draw:style-name="gr1" draw:text-style-name="P1" svg:width="15.439cm" svg:height="9.009cm" svg:x="0.458cm" svg:y="28.177cm">
            <draw:object draw:notify-on-update-of-ranges="Time.A3:Time.A4 Time.B2:Time.B2 Time.B3:Time.B4 Time.C2:Time.C2 Time.C3:Time.C4 Time.D2:Time.D2 Time.D3:Time.D4 Time.E2:Time.E2 Time.E3:Time.E4 Time.G2:Time.G2 Time.G3:Time.G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553cm" svg:height="8.999cm" svg:x="11.814cm" svg:y="1.876cm">
            <draw:object draw:notify-on-update-of-ranges="Memory.A2:Memory.A4 Memory.B1:Memory.B1 Memory.B2:Memory.B4 Memory.C1:Memory.C1 Memory.C2:Memory.C4 Memory.D1:Memory.D1 Memory.D2:Memory.D4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2">
          <table:table-cell/>
          <table:table-cell table:style-name="ce7" office:value-type="string">
            <text:p>Application</text:p>
          </table:table-cell>
          <table:table-cell table:style-name="ce7" office:value-type="string">
            <text:p>Application with <text:s/>debug information</text:p>
          </table:table-cell>
          <table:table-cell office:value-type="string">
            <text:p>Extra information</text:p>
          </table:table-cell>
          <table:table-cell table:number-columns-repeated="4"/>
        </table:table-row>
        <table:table-row table:style-name="ro2">
          <table:table-cell office:value-type="string">
            <text:p>Philosopher dinner</text:p>
          </table:table-cell>
          <table:table-cell table:style-name="ce8" office:value-type="float" office:value="45">
            <text:p>45 kB</text:p>
          </table:table-cell>
          <table:table-cell table:style-name="ce8" office:value-type="float" office:value="417">
            <text:p>417 kB</text:p>
          </table:table-cell>
          <table:table-cell table:style-name="ce8" office:value-type="float" office:value="372">
            <text:p>372 kB</text:p>
          </table:table-cell>
          <table:table-cell table:number-columns-repeated="2"/>
          <table:table-cell office:value-type="float" office:value="45612">
            <text:p>45612</text:p>
          </table:table-cell>
          <table:table-cell office:value-type="float" office:value="417043">
            <text:p>417043</text:p>
          </table:table-cell>
        </table:table-row>
        <table:table-row table:style-name="ro2">
          <table:table-cell office:value-type="string">
            <text:p>DMEC</text:p>
          </table:table-cell>
          <table:table-cell table:style-name="ce8" office:value-type="float" office:value="70">
            <text:p>70 kB</text:p>
          </table:table-cell>
          <table:table-cell table:style-name="ce8" office:value-type="float" office:value="226">
            <text:p>226 kB</text:p>
          </table:table-cell>
          <table:table-cell table:style-name="ce8" office:value-type="float" office:value="156">
            <text:p>156 kB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 table:number-rows-repeated="3">
          <table:table-cell table:number-columns-repeated="8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417">
            <text:p>417</text:p>
          </table:table-cell>
          <table:table-cell/>
          <table:table-cell table:formula="of:=[.C9]/[.B9]" office:value-type="float" office:value="9.26666666666667">
            <text:p>9.2666666667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/>
          <table:table-cell table:formula="of:=[.C10]/[.B10]" office:value-type="float" office:value="3.22857142857143">
            <text:p>3.2285714286</text:p>
          </table:table-cell>
          <table:table-cell table:number-columns-repeated="3"/>
        </table:table-row>
        <table:table-row table:style-name="ro3" table:number-rows-repeated="4">
          <table:table-cell table:number-columns-repeated="8"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float" office:value="417">
            <text:p>417</text:p>
          </table:table-cell>
          <table:table-cell office:value-type="string">
            <text:p>x</text:p>
          </table:table-cell>
          <table:table-cell table:formula="of:=100*372/70" office:value-type="float" office:value="531.428571428571">
            <text:p>531.42857142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 kB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 style:data-style-name="N2" text:time-value="0000-00-00T10:57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9-21T10:58:48</dc:date>
    <dc:creator>tinha </dc:creator>
    <meta:editing-duration>PT22H26M6S</meta:editing-duration>
    <meta:editing-cycles>7</meta:editing-cycles>
    <meta:document-statistic meta:table-count="3" meta:cell-count="4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1.431cm" xlink:href=".." xlink:type="simple" chart:class="chart:bar" chart:style-name="ch1">
        <chart:title svg:x="9.323cm" svg:y="0.364cm" chart:style-name="ch2">
          <text:p>Effectiv</text:p>
        </chart:title>
        <chart:subtitle svg:x="9.428cm" svg:y="1.371cm" chart:style-name="ch3">
          <text:p>Results</text:p>
        </chart:subtitle>
        <chart:legend svg:x="18.157cm" svg:y="4.398cm" style:legend-expansion="custom" chartooo:width="2cm" chartooo:height="2.59cm" style:legend-expansion-aspect-ratio="0.772200772200772" chart:style-name="ch4"/>
        <chart:plot-area chart:style-name="ch5" table:cell-range-address="Log.G106:Log.K107 Log.H105:Log.K105" chart:data-source-has-labels="both" svg:x="0.856cm" svg:y="2.51cm" svg:width="16.443cm" svg:height="7.626cm">
          <chartooo:coordinate-region svg:x="0.856cm" svg:y="2.51cm" svg:width="16.443cm" svg:height="7.626cm"/>
          <chart:axis chart:dimension="x" chart:name="primary-x" chart:style-name="ch6" chartooo:axis-type="auto">
            <chartooo:date-scale/>
            <chart:categories table:cell-range-address="Log.G106:Log.G107"/>
          </chart:axis>
          <chart:axis chart:dimension="y" chart:name="primary-y" chart:style-name="ch7"/>
          <chart:series chart:style-name="ch8" chart:values-cell-range-address="Log.H106:Log.H107" chart:label-cell-address="Log.H105:Log.H105" chart:class="chart:bar">
            <chart:data-point chart:repeated="2"/>
          </chart:series>
          <chart:series chart:style-name="ch9" chart:values-cell-range-address="Log.I106:Log.I107" chart:label-cell-address="Log.I105:Log.I105" chart:class="chart:bar">
            <chart:data-point chart:repeated="2"/>
          </chart:series>
          <chart:series chart:style-name="ch10" chart:values-cell-range-address="Log.J106:Log.J107" chart:label-cell-address="Log.J105:Log.J105" chart:class="chart:bar">
            <chart:data-point chart:repeated="2"/>
          </chart:series>
          <chart:series chart:style-name="ch11" chart:values-cell-range-address="Log.K106:Log.K107" chart:label-cell-address="Log.K105:Log.K10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es</text:p>
                <draw:g>
                  <svg:desc>Log.H105:Log.H105</svg:desc>
                </draw:g>
              </table:table-cell>
              <table:table-cell office:value-type="string">
                <text:p>Compiled</text:p>
                <draw:g>
                  <svg:desc>Log.I105:Log.I105</svg:desc>
                </draw:g>
              </table:table-cell>
              <table:table-cell office:value-type="string">
                <text:p>Rellevant</text:p>
                <draw:g>
                  <svg:desc>Log.J105:Log.J105</svg:desc>
                </draw:g>
              </table:table-cell>
              <table:table-cell office:value-type="string">
                <text:p>Repeated</text:p>
                <draw:g>
                  <svg:desc>Log.K105:Log.K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Log.G106:Log.G107</svg:desc>
                </draw:g>
              </table:table-cell>
              <table:table-cell office:value-type="float" office:value="100">
                <text:p>100</text:p>
                <draw:g>
                  <svg:desc>Log.H106:Log.H107</svg:desc>
                </draw:g>
              </table:table-cell>
              <table:table-cell office:value-type="float" office:value="80">
                <text:p>80</text:p>
                <draw:g>
                  <svg:desc>Log.I106:Log.I107</svg:desc>
                </draw:g>
              </table:table-cell>
              <table:table-cell office:value-type="float" office:value="9">
                <text:p>9</text:p>
                <draw:g>
                  <svg:desc>Log.J106:Log.J107</svg:desc>
                </draw:g>
              </table:table-cell>
              <table:table-cell office:value-type="float" office:value="2">
                <text:p>2</text:p>
                <draw:g>
                  <svg:desc>Log.K106:Log.K107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54cm" svg:height="9cm" xlink:href=".." xlink:type="simple" chart:class="chart:bar" chart:style-name="ch1">
        <chart:legend svg:x="7.364cm" svg:y="0.77cm" style:legend-expansion="custom" chartooo:width="4.166cm" chartooo:height="2.211cm" style:legend-expansion-aspect-ratio="1.88421528720036" chart:style-name="ch2"/>
        <chart:plot-area chart:style-name="ch3" table:cell-range-address="Memory.A2:Memory.D4 Memory.B1:Memory.D1" chart:data-source-has-labels="both" svg:x="0.748cm" svg:y="0.855cm" svg:width="9.153cm" svg:height="7.545cm">
          <chartooo:coordinate-region svg:x="0.748cm" svg:y="0.855cm" svg:width="9.153cm" svg:height="6.898cm"/>
          <chart:axis chart:dimension="x" chart:name="primary-x" chart:style-name="ch4" chartooo:axis-type="auto">
            <chartooo:date-scale/>
            <chart:categories table:cell-range-address="Memory.A2:Memory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mory.B2:Memory.B4" chart:label-cell-address="Memory.B1:Memory.B1" chart:class="chart:bar">
            <chart:data-point chart:repeated="3"/>
          </chart:series>
          <chart:series chart:style-name="ch8" chart:values-cell-range-address="Memory.C2:Memory.C4" chart:label-cell-address="Memory.C1:Memory.C1" chart:class="chart:bar">
            <chart:data-point chart:repeated="3"/>
          </chart:series>
          <chart:series chart:style-name="ch9" chart:values-cell-range-address="Memory.D2:Memory.D4" chart:label-cell-address="Memory.D1:Memory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  <draw:g>
                  <svg:desc>Memory.B1:Memory.B1</svg:desc>
                </draw:g>
              </table:table-cell>
              <table:table-cell office:value-type="string">
                <text:p>Application with  debug information</text:p>
                <draw:g>
                  <svg:desc>Memory.C1:Memory.C1</svg:desc>
                </draw:g>
              </table:table-cell>
              <table:table-cell office:value-type="string">
                <text:p>Extra information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ilosopher dinner</text:p>
                <draw:g>
                  <svg:desc>Memory.A2:Memory.A4</svg:desc>
                </draw:g>
              </table:table-cell>
              <table:table-cell office:value-type="float" office:value="45">
                <text:p>45</text:p>
                <draw:g>
                  <svg:desc>Memory.B2:Memory.B4</svg:desc>
                </draw:g>
              </table:table-cell>
              <table:table-cell office:value-type="float" office:value="417">
                <text:p>417</text:p>
                <draw:g>
                  <svg:desc>Memory.C2:Memory.C4</svg:desc>
                </draw:g>
              </table:table-cell>
              <table:table-cell office:value-type="float" office:value="372">
                <text:p>372</text:p>
                <draw:g>
                  <svg:desc>Memory.D2:Memory.D4</svg:desc>
                </draw:g>
              </table:table-cell>
            </table:table-row>
            <table:table-row>
              <table:table-cell office:value-type="string">
                <text:p>DMEC</text:p>
              </table:table-cell>
              <table:table-cell office:value-type="float" office:value="70">
                <text:p>70</text:p>
              </table:table-cell>
              <table:table-cell office:value-type="float" office:value="226">
                <text:p>2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stroke="none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stroke="none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stroke="none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69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56944444444444">
                <text:p>0.0356944444444444</text:p>
                <draw:g>
                  <svg:desc>Time.B3:Time.B4</svg:desc>
                </draw:g>
              </table:table-cell>
              <table:table-cell office:value-type="float" office:value="0.0285555555555556">
                <text:p>0.0285555555555556</text:p>
                <draw:g>
                  <svg:desc>Time.C3:Time.C4</svg:desc>
                </draw:g>
              </table:table-cell>
              <table:table-cell office:value-type="float" office:value="0.0032125">
                <text:p>0.0032125</text:p>
                <draw:g>
                  <svg:desc>Time.D3:Time.D4</svg:desc>
                </draw:g>
              </table:table-cell>
              <table:table-cell office:value-type="float" office:value="0.000713888888888889">
                <text:p>0.000713888888888889</text:p>
                <draw:g>
                  <svg:desc>Time.E3:Time.E4</svg:desc>
                </draw:g>
              </table:table-cell>
              <table:table-cell office:value-type="float" office:value="0.00509920634920635">
                <text:p>0.0050992063492063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">
                <text:p>0</text:p>
              </table:table-cell>
              <table:table-cell office:value-type="float" office:value="0.000358796296296296">
                <text:p>0.0003587962962962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2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B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56944444444444">
                <text:p>0.0356944444444444</text:p>
                <draw:g>
                  <svg:desc>Time.B3:Time.B4</svg:desc>
                </draw:g>
              </table:table-cell>
              <table:table-cell office:value-type="float" office:value="0.0285555555555556">
                <text:p>0.0285555555555556</text:p>
                <draw:g>
                  <svg:desc>Time.C3:Time.C4</svg:desc>
                </draw:g>
              </table:table-cell>
              <table:table-cell office:value-type="float" office:value="0.0032125">
                <text:p>0.0032125</text:p>
                <draw:g>
                  <svg:desc>Time.D3:Time.D4</svg:desc>
                </draw:g>
              </table:table-cell>
              <table:table-cell office:value-type="float" office:value="0.000713888888888889">
                <text:p>0.000713888888888889</text:p>
                <draw:g>
                  <svg:desc>Time.E3:Time.E4</svg:desc>
                </draw:g>
              </table:table-cell>
              <table:table-cell office:value-type="float" office:value="0.00509920635416667">
                <text:p>0.00509920635416667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">
                <text:p>0</text:p>
              </table:table-cell>
              <table:table-cell office:value-type="float" office:value="0.000358796296296296">
                <text:p>0.000358796296296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3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56944444444444">
                <text:p>0.0356944444444444</text:p>
                <draw:g>
                  <svg:desc>Time.B3:Time.B4</svg:desc>
                </draw:g>
              </table:table-cell>
              <table:table-cell office:value-type="float" office:value="0.0285555555555556">
                <text:p>0.0285555555555556</text:p>
                <draw:g>
                  <svg:desc>Time.C3:Time.C4</svg:desc>
                </draw:g>
              </table:table-cell>
              <table:table-cell office:value-type="float" office:value="0.0032125">
                <text:p>0.0032125</text:p>
                <draw:g>
                  <svg:desc>Time.D3:Time.D4</svg:desc>
                </draw:g>
              </table:table-cell>
              <table:table-cell office:value-type="float" office:value="0.000713888888888889">
                <text:p>0.000713888888888889</text:p>
                <draw:g>
                  <svg:desc>Time.E3:Time.E4</svg:desc>
                </draw:g>
              </table:table-cell>
              <table:table-cell office:value-type="float" office:value="0.00509920634920635">
                <text:p>0.0050992063492063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">
                <text:p>0</text:p>
              </table:table-cell>
              <table:table-cell office:value-type="float" office:value="0.000358796296296296">
                <text:p>0.0003587962962962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